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6.613cm"/>
    </style:style>
    <style:style style:name="co12" style:family="table-column">
      <style:table-column-properties fo:break-before="auto" style:column-width="2.87cm"/>
    </style:style>
    <style:style style:name="co13" style:family="table-column">
      <style:table-column-properties fo:break-before="auto" style:column-width="5.009cm"/>
    </style:style>
    <style:style style:name="co14" style:family="table-column">
      <style:table-column-properties fo:break-before="auto" style:column-width="3.574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5.516cm"/>
    </style:style>
    <style:style style:name="co17" style:family="table-column">
      <style:table-column-properties fo:break-before="auto" style:column-width="8.444cm"/>
    </style:style>
    <style:style style:name="co18" style:family="table-column">
      <style:table-column-properties fo:break-before="auto" style:column-width="8.216cm"/>
    </style:style>
    <style:style style:name="co19" style:family="table-column">
      <style:table-column-properties fo:break-before="auto" style:column-width="8.8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2.434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ta2" style:family="table" style:master-page-name="PageStyle_5f_Building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Units">
      <style:table-properties table:display="true" style:writing-mode="lr-tb"/>
    </style:style>
    <number:percentage-style style:name="N8010" number:language="en" number:country="NZ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none" fo:background-color="#92d050" style:diagonal-bl-tr="none" style:diagonal-tl-br="none" fo:border-left="none" fo:border-right="none" style:rotation-align="none" fo:border-top="0.035cm solid #000000"/>
    </style:style>
    <style:style style:name="ce20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2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0.035cm solid #000000" style:rotation-align="none" fo:border-top="none"/>
    </style:style>
    <style:style style:name="ce28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30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1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2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0.035cm solid #000000" style:rotation-align="none" fo:border-top="none"/>
    </style:style>
    <style:style style:name="ce33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</style:style>
    <style:style style:name="ce34" style:family="table-cell" style:parent-style-name="Excel_20_Built-in_20_Normal">
      <style:table-cell-properties fo:border-bottom="0.035cm solid #000000" fo:background-color="#ffc000" style:diagonal-bl-tr="none" style:diagonal-tl-br="none" fo:border-left="none" fo:border-right="none" style:rotation-align="none" fo:border-top="none"/>
    </style:style>
    <style:style style:name="ce35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7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none"/>
    </style:style>
    <style:style style:name="ce40" style:family="table-cell" style:parent-style-name="Excel_20_Built-in_20_Normal">
      <style:table-cell-properties fo:border-bottom="none" fo:background-color="#b9cde5" style:diagonal-bl-tr="none" style:diagonal-tl-br="none" fo:border-left="none" fo:border-right="none" style:rotation-align="none" fo:border-top="0.035cm solid #000000"/>
    </style:style>
    <style:style style:name="ce41" style:family="table-cell" style:parent-style-name="Excel_20_Built-in_20_Normal">
      <style:table-cell-properties fo:background-color="#b9cde5" style:diagonal-bl-tr="none" style:diagonal-tl-br="none" style:rotation-align="none"/>
    </style:style>
    <style:style style:name="ce42" style:family="table-cell" style:parent-style-name="Excel_20_Built-in_20_Normal">
      <style:table-cell-properties fo:border-bottom="0.035cm solid #000000" fo:background-color="#b9cde5" style:diagonal-bl-tr="none" style:diagonal-tl-br="none" fo:border-left="none" fo:border-right="none" style:rotation-align="none" fo:border-top="none"/>
    </style:style>
    <style:style style:name="ce43" style:family="table-cell" style:parent-style-name="Excel_20_Built-in_20_Normal">
      <style:table-cell-properties fo:background-color="#b9cde5" style:diagonal-bl-tr="none" style:diagonal-tl-br="none" fo:border="0.035cm solid #000000" style:rotation-align="none"/>
    </style:style>
    <style:style style:name="ce44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none" style:rotation-align="none" fo:border-top="none"/>
    </style:style>
    <style:style style:name="ce45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</style:style>
    <style:style style:name="ce46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4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</style:style>
    <style:style style:name="ce49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0.035cm solid #000000" style:rotation-align="none" fo:border-top="none"/>
    </style:style>
    <style:style style:name="ce50" style:family="table-cell" style:parent-style-name="Excel_20_Built-in_20_Normal" style:data-style-name="N8010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51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</style:style>
    <style:style style:name="ce54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none"/>
    </style:style>
    <style:style style:name="ce55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0.035cm solid #000000" style:rotation-align="none" fo:border-top="none"/>
    </style:style>
    <style:style style:name="ce56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none" style:rotation-align="none" fo:border-top="none"/>
    </style:style>
    <style:style style:name="ce58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style:vertical-align="top"/>
    </style:style>
    <style:style style:name="ce60" style:family="table-cell" style:parent-style-name="Excel_20_Built-in_20_Normal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3" style:family="table-cell" style:parent-style-name="Excel_20_Built-in_20_Normal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6" style:family="table-cell" style:parent-style-name="Excel_20_Built-in_20_Normal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7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9" style:family="table-cell" style:parent-style-name="Excel_20_Built-in_20_Normal">
      <style:table-cell-properties fo:background-color="#e46c0a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ts" table:style-name="ta4" table:print="false">
        <office:forms form:automatic-focus="false" form:apply-design-mode="false"/>
        <table:table-column table:style-name="co15" table:default-cell-style-name="ce59"/>
        <table:table-column table:style-name="co2" table:default-cell-style-name="ce59"/>
        <table:table-column table:style-name="co16" table:default-cell-style-name="ce59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" table:number-columns-repeated="1018" table:default-cell-style-name="ce59"/>
        <table:table-row table:style-name="ro1">
          <table:table-cell table:number-columns-repeated="2"/>
          <table:table-cell table:style-name="ce60" office:value-type="string">
            <text:p>Dark Age</text:p>
          </table:table-cell>
          <table:table-cell table:style-name="ce61" office:value-type="string">
            <text:p>Feudal Age</text:p>
          </table:table-cell>
          <table:table-cell table:style-name="ce61" office:value-type="string">
            <text:p>Castle Age</text:p>
          </table:table-cell>
          <table:table-cell table:style-name="ce61" office:value-type="string">
            <text:p>Mithril 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30 Turns</text:p>
          </table:table-cell>
          <table:table-cell office:value-type="string">
            <text:p>60 Turns</text:p>
          </table:table-cell>
          <table:table-cell office:value-type="string">
            <text:p>120 Turn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0" office:value-type="string">
            <text:p>Melee</text:p>
          </table:table-cell>
          <table:table-cell/>
          <table:table-cell office:value-type="string">
            <text:p>Warrior</text:p>
            <text:p>2/2, 1M, 20H</text:p>
            <text:p>+20% City Def</text:p>
            <text:p>Copper Weapons</text:p>
          </table:table-cell>
          <table:table-cell table:style-name="ce63" office:value-type="string">
            <text:p>Axeman</text:p>
            <text:p>4/4, 1M, 60H</text:p>
            <text:p>Copper/Iron Weapons</text:p>
          </table:table-cell>
          <table:table-cell table:style-name="ce65" office:value-type="string">
            <text:p>Swordsman</text:p>
            <text:p>6/6, 1M, 110H</text:p>
            <text:p>+10% City Attack</text:p>
            <text:p>Iron/Mithril Weapons</text:p>
          </table:table-cell>
          <table:table-cell table:style-name="ce69" office:value-type="string">
            <text:p>Champion</text:p>
            <text:p>8/8, 1M, 200H</text:p>
            <text:p>+10% v Melee</text:p>
            <text:p>Iron/Mithril Weapons</text:p>
          </table:table-cell>
          <table:table-cell table:number-columns-repeated="1018"/>
        </table:table-row>
        <table:table-row table:style-name="ro3">
          <table:table-cell table:style-name="ce60"/>
          <table:table-cell table:number-columns-repeated="2"/>
          <table:table-cell table:style-name="ce64" office:value-type="string">
            <text:p>Spearman </text:p>
            <text:p>3/3, 1M, 40H</text:p>
            <text:p>+20% v Mounted</text:p>
            <text:p>Copper Weapons</text:p>
          </table:table-cell>
          <table:table-cell table:style-name="ce65" office:value-type="string">
            <text:p>Pikeman</text:p>
            <text:p>4/4, 1M, 70H</text:p>
            <text:p>+40% v Mounted</text:p>
            <text:p>Copper/Iron Weapons</text:p>
          </table:table-cell>
          <table:table-cell table:number-columns-repeated="1019"/>
        </table:table-row>
        <table:table-row table:style-name="ro4">
          <table:table-cell table:style-name="ce60"/>
          <table:table-cell table:number-columns-repeated="2"/>
          <table:table-cell table:style-name="ce64" office:value-type="string">
            <text:p>Battering Ram</text:p>
            <text:p>1/1, 1M, 40H</text:p>
            <text:p>Can Bombard City 10%</text:p>
            <text:p>No Pillaging</text:p>
            <text:p>No Defense Bonus</text:p>
            <text:p>No Happiness</text:p>
          </table:table-cell>
          <table:table-cell table:style-name="ce65" office:value-type="string">
            <text:p>Assassin</text:p>
            <text:p>4/2, 2M, ???H</text:p>
            <text:p>+2 Poison</text:p>
            <text:p>1 First Strike</text:p>
            <text:p>Promotion Hidden</text:p>
            <text:p><text:span text:style-name="T2">Promotion Stealth</text:span></text:p>
            <text:p>Promotion Marksman</text:p>
            <text:p>No Weapon Upgrades</text:p>
            <text:p>Cannot Pillage / Take Over City</text:p>
            <text:p/>
          </table:table-cell>
          <table:table-cell table:number-columns-repeated="1019"/>
        </table:table-row>
        <table:table-row table:style-name="ro1" table:number-rows-repeated="5">
          <table:table-cell table:style-name="ce60"/>
          <table:table-cell table:number-columns-repeated="2"/>
          <table:table-cell table:style-name="ce64"/>
          <table:table-cell table:style-name="ce66"/>
          <table:table-cell table:number-columns-repeated="1019"/>
        </table:table-row>
        <table:table-row table:style-name="ro1" table:number-rows-repeated="2">
          <table:table-cell table:style-name="ce60"/>
          <table:table-cell table:number-columns-repeated="1023"/>
        </table:table-row>
        <table:table-row table:style-name="ro5">
          <table:table-cell table:style-name="ce60" office:value-type="string">
            <text:p>Archery</text:p>
          </table:table-cell>
          <table:table-cell table:number-columns-repeated="2"/>
          <table:table-cell table:style-name="ce63" office:value-type="string">
            <text:p>Archer </text:p>
            <text:p>3/5, 1M, 60H</text:p>
            <text:p>1 First Strike</text:p>
            <text:p>+20% Hills Def</text:p>
            <text:p>+20% City Def</text:p>
          </table:table-cell>
          <table:table-cell table:style-name="ce67" office:value-type="string">
            <text:p>Longbowman</text:p>
            <text:p>4/7, 1M, 110H</text:p>
            <text:p>1 First Strike</text:p>
            <text:p>+20% Hills Def</text:p>
            <text:p>+20% City Def</text:p>
          </table:table-cell>
          <table:table-cell table:style-name="ce69" office:value-type="string">
            <text:p>Musketeer</text:p>
            <text:p>9/9, 1M, 220H</text:p>
            <text:p>1 First Strike</text:p>
            <text:p>+20% City Def</text:p>
            <text:p>Requires Gunpowder</text:p>
          </table:table-cell>
          <table:table-cell table:number-columns-repeated="1018"/>
        </table:table-row>
        <table:table-row table:style-name="ro3">
          <table:table-cell table:style-name="ce60"/>
          <table:table-cell table:number-columns-repeated="3"/>
          <table:table-cell table:style-name="ce68"/>
          <table:table-cell table:style-name="ce69" office:value-type="string">
            <text:p>Marksman</text:p>
            <text:p/>
            <text:p>2</text:p>
            <text:p>Promotion Marksman</text:p>
          </table:table-cell>
          <table:table-cell table:number-columns-repeated="1018"/>
        </table:table-row>
        <table:table-row table:style-name="ro1" table:number-rows-repeated="2">
          <table:table-cell table:style-name="ce60"/>
          <table:table-cell table:number-columns-repeated="1023"/>
        </table:table-row>
        <table:table-row table:style-name="ro6">
          <table:table-cell table:style-name="ce60" office:value-type="string">
            <text:p>Mounted</text:p>
          </table:table-cell>
          <table:table-cell table:number-columns-repeated="2"/>
          <table:table-cell table:style-name="ce63" office:value-type="string">
            <text:p>Horseman</text:p>
            <text:p>4/4, 3M, 60H</text:p>
            <text:p>1 First Strike</text:p>
            <text:p>+40% Archers</text:p>
            <text:p>+20% Withdraw</text:p>
            <text:p>No Defense Bonus</text:p>
            <text:p>Requires Horse</text:p>
            <text:p/>
          </table:table-cell>
          <table:table-cell table:style-name="ce65" office:value-type="string">
            <text:p>Knight</text:p>
            <text:p>10/8, 2M, 200H</text:p>
            <text:p>1 First Strike</text:p>
            <text:p>+20% Archer</text:p>
            <text:p>+10% Withdraw</text:p>
            <text:p>No Defense Bonus</text:p>
            <text:p>Requires Horse</text:p>
            <text:p/>
          </table:table-cell>
          <table:table-cell table:style-name="ce66" office:value-type="string">
            <text:p>Heavy Knight (9/9) (220H) 1st Strikes &amp; Immune</text:p>
          </table:table-cell>
          <table:table-cell table:number-columns-repeated="1018"/>
        </table:table-row>
        <table:table-row table:style-name="ro7">
          <table:table-cell table:style-name="ce60"/>
          <table:table-cell table:number-columns-repeated="2"/>
          <table:table-cell table:style-name="ce63" office:value-type="string">
            <text:p>War Elephant</text:p>
            <text:p>7/7, 2M, 100H, Limit: 3</text:p>
            <text:p>No Defense Bonus</text:p>
            <text:p>Requires Ivory</text:p>
            <text:p>Uses 2 Spaces</text:p>
            <text:p/>
          </table:table-cell>
          <table:table-cell table:style-name="ce65" office:value-type="string">
            <text:p>Horse Archer</text:p>
            <text:p>6/6, 3M, 110H</text:p>
            <text:p>1 First Strike</text:p>
            <text:p>+30% Withdraw</text:p>
            <text:p>No Defense Bonus</text:p>
            <text:p>Requires Horse</text:p>
          </table:table-cell>
          <table:table-cell table:number-columns-repeated="1019"/>
        </table:table-row>
        <table:table-row table:style-name="ro1" table:number-rows-repeated="9">
          <table:table-cell table:style-name="ce60"/>
          <table:table-cell table:number-columns-repeated="1023"/>
        </table:table-row>
        <table:table-row table:style-name="ro1">
          <table:table-cell table:style-name="ce60" office:value-type="string">
            <text:p>Beasts</text:p>
          </table:table-cell>
          <table:table-cell/>
          <table:table-cell office:value-type="string">
            <text:p>Wolf - 2</text:p>
          </table:table-cell>
          <table:table-cell office:value-type="string">
            <text:p>Ogre - (5/3) (15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2"/>
          <table:table-cell office:value-type="string">
            <text:p>Griffon - (4/4) (10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1023"/>
        </table:table-row>
        <table:table-row table:style-name="ro6">
          <table:table-cell table:style-name="ce60" office:value-type="string">
            <text:p>Sorcerer</text:p>
          </table:table-cell>
          <table:table-cell table:number-columns-repeated="2"/>
          <table:table-cell office:value-type="string">
            <text:p>Adept</text:p>
            <text:p>3/3, M1, 60H</text:p>
            <text:p><text:span text:style-name="T1">Promotion Channelling 1</text:span></text:p>
            <text:p><text:span text:style-name="T1">Build Mana Nodes</text:span></text:p>
            <text:p>No Weapon Upgrades</text:p>
            <text:p/>
            <text:p/>
          </table:table-cell>
          <table:table-cell office:value-type="string">
            <text:p><text:span text:style-name="T1">Mage</text:span></text:p>
            <text:p>4/4, M1, 110H, Limit 3</text:p>
            <text:p>Promotion Channelling 2</text:p>
            <text:p><text:span text:style-name="T1">Build Mana Nodes</text:span></text:p>
            <text:p>No Weapon Upgrades</text:p>
            <text:p/>
          </table:table-cell>
          <table:table-cell office:value-type="string">
            <text:p>Archmage</text:p>
            <text:p>5/5, M1, 200H, Limit 2</text:p>
            <text:p>Promotion Channelling 3</text:p>
            <text:p><text:span text:style-name="T1">Build Mana Nodes</text:span></text:p>
            <text:p>No Weapon Upgrades</text:p>
            <text:p/>
            <text:p/>
            <text:p/>
          </table:table-cell>
          <table:table-cell table:number-columns-repeated="1018"/>
        </table:table-row>
        <table:table-row table:style-name="ro1" table:number-rows-repeated="3">
          <table:table-cell table:style-name="ce60"/>
          <table:table-cell table:number-columns-repeated="1023"/>
        </table:table-row>
        <table:table-row table:style-name="ro3">
          <table:table-cell table:style-name="ce60" office:value-type="string">
            <text:p>Anti Sorcerer</text:p>
          </table:table-cell>
          <table:table-cell table:number-columns-repeated="2"/>
          <table:table-cell table:style-name="ce64" office:value-type="string">
            <text:p>Hunter (2/2) (100H) </text:p>
            <text:p>(+50% v S) </text:p>
            <text:p>Invisible Scout </text:p>
            <text:p>(Marksman)</text:p>
          </table:table-cell>
          <table:table-cell office:value-type="string">
            <text:p>Assassin (4/4) + (50%vS) (Marksman) (200H)</text:p>
          </table:table-cell>
          <table:table-cell office:value-type="string">
            <text:p>Dark Assassin (6/6) Invisible, Marksman (275H)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s" table:style-name="ta2" table:print="false">
        <table:table-column table:style-name="co7" table:default-cell-style-name="ce1"/>
        <table:table-column table:style-name="co2" table:default-cell-style-name="Excel_20_Built-in_20_Normal"/>
        <table:table-column table:style-name="co8" table:default-cell-style-name="ce18"/>
        <table:table-column table:style-name="co9" table:default-cell-style-name="ce25"/>
        <table:table-column table:style-name="co10" table:default-cell-style-name="ce29"/>
        <table:table-column table:style-name="co11" table:default-cell-style-name="ce31"/>
        <table:table-column table:style-name="co12" table:default-cell-style-name="ce39"/>
        <table:table-column table:style-name="co13" table:default-cell-style-name="ce47"/>
        <table:table-column table:style-name="co14" table:default-cell-style-name="ce52"/>
        <table:table-column table:style-name="co8" table:default-cell-style-name="ce54"/>
        <table:table-column table:style-name="co2" table:number-columns-repeated="1014" table:default-cell-style-name="Excel_20_Built-in_20_Normal"/>
        <table:table-row table:style-name="ro1">
          <table:table-cell table:number-columns-repeated="2"/>
          <table:table-cell table:style-name="ce17" office:value-type="string">
            <text:p>Level 0</text:p>
          </table:table-cell>
          <table:table-cell table:style-name="ce24" office:value-type="string">
            <text:p>Description</text:p>
          </table:table-cell>
          <table:table-cell table:style-name="ce28" office:value-type="string">
            <text:p>Level 1</text:p>
          </table:table-cell>
          <table:table-cell table:style-name="ce35" office:value-type="string">
            <text:p>Description</text:p>
          </table:table-cell>
          <table:table-cell table:style-name="ce38" office:value-type="string">
            <text:p>Level 2</text:p>
          </table:table-cell>
          <table:table-cell table:style-name="ce46" office:value-type="string">
            <text:p>Description</text:p>
          </table:table-cell>
          <table:table-cell table:style-name="ce51" office:value-type="string">
            <text:p>Level 3</text:p>
          </table:table-cell>
          <table:table-cell table:style-name="ce58" office:value-type="string">
            <text:p>Descriptio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>
            <text:p>Military</text:p>
          </table:table-cell>
          <table:table-cell table:style-name="ce14"/>
          <table:table-cell table:style-name="ce19" office:value-type="string">
            <text:p>Barracks</text:p>
          </table:table-cell>
          <table:table-cell table:style-name="ce26" office:value-type="string">
            <text:p>+2 XP</text:p>
          </table:table-cell>
          <table:table-cell table:style-name="ce30" office:value-type="string">
            <text:p>Archery Range</text:p>
          </table:table-cell>
          <table:table-cell table:style-name="ce30" office:value-type="string">
            <text:p>+2 XP</text:p>
          </table:table-cell>
          <table:table-cell table:style-name="ce40" office:value-type="string">
            <text:p>Mage Hall</text:p>
          </table:table-cell>
          <table:table-cell table:style-name="ce48" office:value-type="string">
            <text:p>+2 XP</text:p>
          </table:table-cell>
          <table:table-cell table:style-name="ce53" table:number-columns-repeated="2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 office:value-type="string">
            <text:p>Stable</text:p>
          </table:table-cell>
          <table:table-cell office:value-type="string">
            <text:p>+2 XP</text:p>
          </table:table-cell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/>
          <table:table-cell/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1"/>
          <table:table-cell table:style-name="ce27"/>
          <table:table-cell table:style-name="ce32" table:number-columns-repeated="2"/>
          <table:table-cell table:style-name="ce42"/>
          <table:table-cell table:style-name="ce49"/>
          <table:table-cell table:style-name="ce55" table:number-columns-repeated="2"/>
          <table:table-cell table:style-name="ce16" table:number-columns-repeated="1014"/>
        </table:table-row>
        <table:table-row table:style-name="ro1">
          <table:table-cell table:style-name="ce12" office:value-type="string">
            <text:p>Defense</text:p>
          </table:table-cell>
          <table:table-cell table:style-name="ce15"/>
          <table:table-cell office:value-type="string">
            <text:p>Inner Walls</text:p>
          </table:table-cell>
          <table:table-cell office:value-type="string">
            <text:p>+15% Defense in City</text:p>
          </table:table-cell>
          <table:table-cell office:value-type="string">
            <text:p>Outer Walls</text:p>
          </table:table-cell>
          <table:table-cell office:value-type="string">
            <text:p>+10% Defense in City</text:p>
          </table:table-cell>
          <table:table-cell office:value-type="string">
            <text:p>Castle</text:p>
          </table:table-cell>
          <table:table-cell table:style-name="ce48" office:value-type="string">
            <text:p>+10% Defense in City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office:value-type="string">
            <text:p>+10% Defense 1 Square from City</text:p>
          </table:table-cell>
          <table:table-cell office:value-type="string">
            <text:p>Town Watch</text:p>
          </table:table-cell>
          <table:table-cell office:value-type="string">
            <text:p>+1 Visibility from Borders</text:p>
          </table:table-cell>
          <table:table-cell table:number-columns-repeated="2"/>
          <table:table-cell table:style-name="ce15" table:number-columns-repeated="1014"/>
        </table:table-row>
        <table:table-row table:style-name="ro1" table:number-rows-repeated="2">
          <table:table-cell table:style-name="ce12"/>
          <table:table-cell table:style-name="ce15"/>
          <table:table-cell table:number-columns-repeated="8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5"/>
          <table:table-cell table:style-name="ce49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1" office:value-type="string">
            <text:p>Economy</text:p>
          </table:table-cell>
          <table:table-cell table:style-name="ce14"/>
          <table:table-cell table:style-name="ce22"/>
          <table:table-cell table:style-name="ce26"/>
          <table:table-cell table:style-name="ce33" office:value-type="string">
            <text:p>Forge</text:p>
          </table:table-cell>
          <table:table-cell table:style-name="ce36" office:value-type="string">
            <text:p>+2 P</text:p>
          </table:table-cell>
          <table:table-cell table:style-name="ce43" office:value-type="string">
            <text:p>Ironworks</text:p>
          </table:table-cell>
          <table:table-cell table:style-name="ce50" office:value-type="percentage" office:value="0.25">
            <text:p>25%</text:p>
          </table:table-cell>
          <table:table-cell table:style-name="ce56"/>
          <table:table-cell table:style-name="ce53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 table:style-name="ce43" office:value-type="string">
            <text:p>Jeweller</text:p>
          </table:table-cell>
          <table:table-cell table:style-name="ce50" office:value-type="string">
            <text:p>+2 G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/>
          <table:table-cell table:style-name="ce50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4"/>
          <table:table-cell table:style-name="ce3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>
          <table:table-cell table:style-name="ce12" office:value-type="string">
            <text:p>Health Happiness</text:p>
          </table:table-cell>
          <table:table-cell table:style-name="ce15"/>
          <table:table-cell office:value-type="string">
            <text:p>Herballist</text:p>
          </table:table-cell>
          <table:table-cell table:style-name="ce26" office:value-type="string">
            <text:p>+1H/H</text:p>
          </table:table-cell>
          <table:table-cell table:style-name="ce30" office:value-type="string">
            <text:p>Festival</text:p>
          </table:table-cell>
          <table:table-cell table:style-name="ce30" office:value-type="string">
            <text:p>+1H/H</text:p>
          </table:table-cell>
          <table:table-cell table:style-name="ce45" office:value-type="string">
            <text:p>Theatre</text:p>
          </table:table-cell>
          <table:table-cell table:style-name="ce48" office:value-type="string">
            <text:p>+1H/H</text:p>
          </table:table-cell>
          <table:table-cell table:style-name="ce56" office:value-type="string">
            <text:p>Public Baths</text:p>
          </table:table-cell>
          <table:table-cell table:style-name="ce53" office:value-type="string">
            <text:p>+1H/H</text:p>
          </table:table-cell>
          <table:table-cell table:style-name="ce15" table:number-columns-repeated="1014"/>
        </table:table-row>
        <table:table-row table:style-name="ro1" table:number-rows-repeated="3">
          <table:table-cell table:style-name="ce12"/>
          <table:table-cell table:style-name="ce15"/>
          <table:table-cell table:number-columns-repeated="2"/>
          <table:table-cell table:style-name="ce31"/>
          <table:table-cell table:number-columns-repeated="5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2" table:number-columns-repeated="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2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8T12:55:22.69</dc:date>
    <dc:creator>Bastiaan </dc:creator>
    <meta:generator>OpenOffice/4.0.0$Win32 OpenOffice.org_project/400m3$Build-9702</meta:generator>
    <meta:editing-duration>PT1H18M40S</meta:editing-duration>
    <meta:editing-cycles>20</meta:editing-cycles>
    <meta:document-statistic meta:table-count="3" meta:cell-count="82" meta:object-count="0"/>
  </office:meta>
</office:document-meta>
</file>